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3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29290" calcext:value-type="float">
            <text:p><text:s text:c="3"/>29,290</text:p>
          </table:table-cell>
          <table:table-cell table:style-name="ce63" office:value-type="float" office:value="28073" calcext:value-type="float">
            <text:p><text:s text:c="3"/>28,073</text:p>
          </table:table-cell>
          <table:table-cell table:style-name="ce63" office:value-type="float" office:value="1217" calcext:value-type="float">
            <text:p><text:s text:c="3"/>1,21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27681" calcext:value-type="float">
            <text:p><text:s text:c="3"/>27,681</text:p>
          </table:table-cell>
          <table:table-cell table:style-name="ce63" office:value-type="float" office:value="440" calcext:value-type="float">
            <text:p><text:s text:c="3"/>440</text:p>
          </table:table-cell>
          <table:table-cell table:style-name="ce63" office:value-type="float" office:value="1169" calcext:value-type="float">
            <text:p><text:s text:c="3"/>1,169</text:p>
          </table:table-cell>
          <table:table-cell table:style-name="ce63" office:value-type="float" office:value="28679" calcext:value-type="float">
            <text:p><text:s text:c="3"/>28,679</text:p>
          </table:table-cell>
          <table:table-cell table:style-name="ce63" office:value-type="float" office:value="151" calcext:value-type="float">
            <text:p><text:s text:c="3"/>151</text:p>
          </table:table-cell>
          <table:table-cell table:style-name="ce106" office:value-type="float" office:value="460" calcext:value-type="float">
            <text:p><text:s text:c="3"/>460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15128" calcext:value-type="float">
            <text:p><text:s text:c="3"/>15,128</text:p>
          </table:table-cell>
          <table:table-cell table:style-name="ce64" office:value-type="float" office:value="14505" calcext:value-type="float">
            <text:p><text:s text:c="3"/>14,505</text:p>
          </table:table-cell>
          <table:table-cell table:style-name="ce64" office:value-type="float" office:value="623" calcext:value-type="float">
            <text:p><text:s text:c="3"/>62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4283" calcext:value-type="float">
            <text:p><text:s text:c="3"/>14,283</text:p>
          </table:table-cell>
          <table:table-cell table:style-name="ce64" office:value-type="float" office:value="224" calcext:value-type="float">
            <text:p><text:s text:c="3"/>224</text:p>
          </table:table-cell>
          <table:table-cell table:style-name="ce64" office:value-type="float" office:value="621" calcext:value-type="float">
            <text:p><text:s text:c="3"/>621</text:p>
          </table:table-cell>
          <table:table-cell table:style-name="ce64" office:value-type="float" office:value="14798" calcext:value-type="float">
            <text:p><text:s text:c="3"/>14,798</text:p>
          </table:table-cell>
          <table:table-cell table:style-name="ce64" office:value-type="float" office:value="77" calcext:value-type="float">
            <text:p><text:s text:c="3"/>77</text:p>
          </table:table-cell>
          <table:table-cell table:style-name="ce107" office:value-type="float" office:value="253" calcext:value-type="float">
            <text:p><text:s text:c="3"/>253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14162" calcext:value-type="float">
            <text:p><text:s text:c="3"/>14,162</text:p>
          </table:table-cell>
          <table:table-cell table:style-name="ce64" office:value-type="float" office:value="13568" calcext:value-type="float">
            <text:p><text:s text:c="3"/>13,568</text:p>
          </table:table-cell>
          <table:table-cell table:style-name="ce64" office:value-type="float" office:value="594" calcext:value-type="float">
            <text:p><text:s text:c="3"/>59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3398" calcext:value-type="float">
            <text:p><text:s text:c="3"/>13,398</text:p>
          </table:table-cell>
          <table:table-cell table:style-name="ce64" office:value-type="float" office:value="216" calcext:value-type="float">
            <text:p><text:s text:c="3"/>216</text:p>
          </table:table-cell>
          <table:table-cell table:style-name="ce64" office:value-type="float" office:value="548" calcext:value-type="float">
            <text:p><text:s text:c="3"/>548</text:p>
          </table:table-cell>
          <table:table-cell table:style-name="ce64" office:value-type="float" office:value="13881" calcext:value-type="float">
            <text:p><text:s text:c="3"/>13,881</text:p>
          </table:table-cell>
          <table:table-cell table:style-name="ce64" office:value-type="float" office:value="74" calcext:value-type="float">
            <text:p><text:s text:c="3"/>74</text:p>
          </table:table-cell>
          <table:table-cell table:style-name="ce107" office:value-type="float" office:value="207" calcext:value-type="float">
            <text:p><text:s text:c="3"/>20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3.2908469566824" calcext:value-type="float">
            <text:p>–13.29</text:p>
          </table:table-cell>
          <table:table-cell table:style-name="ce67" office:value-type="float" office:value="-13.8222307544634" calcext:value-type="float">
            <text:p>–13.82</text:p>
          </table:table-cell>
          <table:table-cell table:style-name="ce67" office:value-type="float" office:value="0.244498777506112" calcext:value-type="float">
            <text:p>0.24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4.0430900621118" calcext:value-type="float">
            <text:p>–14.04</text:p>
          </table:table-cell>
          <table:table-cell table:style-name="ce67" office:value-type="float" office:value="-18.8311688311688" calcext:value-type="float">
            <text:p>–18.83</text:p>
          </table:table-cell>
          <table:table-cell table:style-name="ce67" office:value-type="float" office:value="10.0271002710027" calcext:value-type="float">
            <text:p>10.03</text:p>
          </table:table-cell>
          <table:table-cell table:style-name="ce67" office:value-type="float" office:value="-13.2233741753063" calcext:value-type="float">
            <text:p>–13.22</text:p>
          </table:table-cell>
          <table:table-cell table:style-name="ce67" office:value-type="float" office:value="-38.75" calcext:value-type="float">
            <text:p>–38.75</text:p>
          </table:table-cell>
          <table:table-cell table:style-name="ce67" office:value-type="float" office:value="-3.64963503649635" calcext:value-type="float">
            <text:p>–3.65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3.9886242445787" calcext:value-type="float">
            <text:p>–13.99</text:p>
          </table:table-cell>
          <table:table-cell table:style-name="ce68" office:value-type="float" office:value="-14.478550295858" calcext:value-type="float">
            <text:p>–14.48</text:p>
          </table:table-cell>
          <table:table-cell table:style-name="ce68" office:value-type="float" office:value="-1.8348623853211" calcext:value-type="float">
            <text:p>–1.8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4.6756403065994" calcext:value-type="float">
            <text:p>–14.68</text:p>
          </table:table-cell>
          <table:table-cell table:style-name="ce68" office:value-type="float" office:value="-17.0731707317073" calcext:value-type="float">
            <text:p>–17.07</text:p>
          </table:table-cell>
          <table:table-cell table:style-name="ce68" office:value-type="float" office:value="6.15384615384615" calcext:value-type="float">
            <text:p>6.15</text:p>
          </table:table-cell>
          <table:table-cell table:style-name="ce68" office:value-type="float" office:value="-14.0865471663951" calcext:value-type="float">
            <text:p>–14.09</text:p>
          </table:table-cell>
          <table:table-cell table:style-name="ce68" office:value-type="float" office:value="-22.8571428571429" calcext:value-type="float">
            <text:p>–22.86</text:p>
          </table:table-cell>
          <table:table-cell table:style-name="ce70" office:value-type="float" office:value="-1.47058823529412" calcext:value-type="float">
            <text:p>–1.47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2.5360507594693" calcext:value-type="float">
            <text:p>–12.54</text:p>
          </table:table-cell>
          <table:table-cell table:style-name="ce69" office:value-type="float" office:value="-13.1137724550898" calcext:value-type="float">
            <text:p>–13.11</text:p>
          </table:table-cell>
          <table:table-cell table:style-name="ce69" office:value-type="float" office:value="2.61780104712042" calcext:value-type="float">
            <text:p>2.6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3.3602421796165" calcext:value-type="float">
            <text:p>–13.36</text:p>
          </table:table-cell>
          <table:table-cell table:style-name="ce69" office:value-type="float" office:value="-20.8333333333333" calcext:value-type="float">
            <text:p>–20.83</text:p>
          </table:table-cell>
          <table:table-cell table:style-name="ce69" office:value-type="float" office:value="14.367816091954" calcext:value-type="float">
            <text:p>14.37</text:p>
          </table:table-cell>
          <table:table-cell table:style-name="ce69" office:value-type="float" office:value="-12.2862197758994" calcext:value-type="float">
            <text:p>–12.29</text:p>
          </table:table-cell>
          <table:table-cell table:style-name="ce69" office:value-type="float" office:value="-51.1111111111111" calcext:value-type="float">
            <text:p>–51.11</text:p>
          </table:table-cell>
          <table:table-cell table:style-name="ce69" office:value-type="float" office:value="-5.79710144927536" calcext:value-type="float">
            <text:p>–5.80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9.79148649947151" calcext:value-type="float">
            <text:p>–9.79</text:p>
          </table:table-cell>
          <table:table-cell table:style-name="ce70" office:value-type="float" office:value="-9.99498746867168" calcext:value-type="float">
            <text:p>–9.99</text:p>
          </table:table-cell>
          <table:table-cell table:style-name="ce70" office:value-type="float" office:value="-5.09259259259259" calcext:value-type="float">
            <text:p>–5.0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9.51164691458929" calcext:value-type="float">
            <text:p>–9.51</text:p>
          </table:table-cell>
          <table:table-cell table:style-name="ce70" office:value-type="float" office:value="-28.5714285714286" calcext:value-type="float">
            <text:p>–28.57</text:p>
          </table:table-cell>
          <table:table-cell table:style-name="ce70" office:value-type="float" office:value="-8.55855855855856" calcext:value-type="float">
            <text:p>–8.56</text:p>
          </table:table-cell>
          <table:table-cell table:style-name="ce70" office:value-type="float" office:value="-9.42449581898672" calcext:value-type="float">
            <text:p>–9.42</text:p>
          </table:table-cell>
          <table:table-cell table:style-name="ce70" office:value-type="float" office:value="-12.5" calcext:value-type="float">
            <text:p>–12.50</text:p>
          </table:table-cell>
          <table:table-cell table:style-name="ce70" office:value-type="float" office:value="-29.0322580645161" calcext:value-type="float">
            <text:p>–29.03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9.65272591486184" calcext:value-type="float">
            <text:p>–9.65</text:p>
          </table:table-cell>
          <table:table-cell table:style-name="ce70" office:value-type="float" office:value="-9.9493769470405" calcext:value-type="float">
            <text:p>–9.95</text:p>
          </table:table-cell>
          <table:table-cell table:style-name="ce70" office:value-type="float" office:value="-2.72727272727273" calcext:value-type="float">
            <text:p>–2.7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9.28244881733254" calcext:value-type="float">
            <text:p>–9.28</text:p>
          </table:table-cell>
          <table:table-cell table:style-name="ce70" office:value-type="float" office:value="-25.2747252747253" calcext:value-type="float">
            <text:p>–25.27</text:p>
          </table:table-cell>
          <table:table-cell table:style-name="ce70" office:value-type="float" office:value="-11.5384615384615" calcext:value-type="float">
            <text:p>–11.54</text:p>
          </table:table-cell>
          <table:table-cell table:style-name="ce70" office:value-type="float" office:value="-9.06477577615945" calcext:value-type="float">
            <text:p>–9.06</text:p>
          </table:table-cell>
          <table:table-cell table:style-name="ce70" office:value-type="float" office:value="-3.57142857142857" calcext:value-type="float">
            <text:p>–3.57</text:p>
          </table:table-cell>
          <table:table-cell table:style-name="ce70" office:value-type="float" office:value="-39.0909090909091" calcext:value-type="float">
            <text:p>–39.09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9.93862601465056" calcext:value-type="float">
            <text:p>–9.94</text:p>
          </table:table-cell>
          <table:table-cell table:style-name="ce69" office:value-type="float" office:value="-10.0433973961562" calcext:value-type="float">
            <text:p>–10.04</text:p>
          </table:table-cell>
          <table:table-cell table:style-name="ce69" office:value-type="float" office:value="-7.54716981132076" calcext:value-type="float">
            <text:p>–7.5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9.75404666806811" calcext:value-type="float">
            <text:p>–9.75</text:p>
          </table:table-cell>
          <table:table-cell table:style-name="ce69" office:value-type="float" office:value="-32.1428571428571" calcext:value-type="float">
            <text:p>–32.14</text:p>
          </table:table-cell>
          <table:table-cell table:style-name="ce69" office:value-type="float" office:value="-5.23809523809524" calcext:value-type="float">
            <text:p>–5.24</text:p>
          </table:table-cell>
          <table:table-cell table:style-name="ce69" office:value-type="float" office:value="-9.80392156862745" calcext:value-type="float">
            <text:p>–9.80</text:p>
          </table:table-cell>
          <table:table-cell table:style-name="ce69" office:value-type="float" office:value="-21.4285714285714" calcext:value-type="float">
            <text:p>–21.43</text:p>
          </table:table-cell>
          <table:table-cell table:style-name="ce69" office:value-type="float" office:value="-14.4736842105263" calcext:value-type="float">
            <text:p>–14.47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3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9388" calcext:value-type="float">
            <text:p>9,388</text:p>
          </table:table-cell>
          <table:table-cell table:style-name="ce136" office:value-type="float" office:value="8978" calcext:value-type="float">
            <text:p>8,978</text:p>
          </table:table-cell>
          <table:table-cell table:style-name="ce136" office:value-type="float" office:value="410" calcext:value-type="float">
            <text:p>41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8857" calcext:value-type="float">
            <text:p>8,857</text:p>
          </table:table-cell>
          <table:table-cell table:style-name="ce136" office:value-type="float" office:value="125" calcext:value-type="float">
            <text:p>125</text:p>
          </table:table-cell>
          <table:table-cell table:style-name="ce136" office:value-type="float" office:value="406" calcext:value-type="float">
            <text:p>406</text:p>
          </table:table-cell>
          <table:table-cell table:style-name="ce136" office:value-type="float" office:value="9207" calcext:value-type="float">
            <text:p>9,207</text:p>
          </table:table-cell>
          <table:table-cell table:style-name="ce136" office:value-type="float" office:value="49" calcext:value-type="float">
            <text:p>49</text:p>
          </table:table-cell>
          <table:table-cell table:style-name="ce152" office:value-type="float" office:value="132" calcext:value-type="float">
            <text:p>132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839" calcext:value-type="float">
            <text:p>4,839</text:p>
          </table:table-cell>
          <table:table-cell table:style-name="ce137" office:value-type="float" office:value="4625" calcext:value-type="float">
            <text:p>4,625</text:p>
          </table:table-cell>
          <table:table-cell table:style-name="ce137" office:value-type="float" office:value="214" calcext:value-type="float">
            <text:p>21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564" calcext:value-type="float">
            <text:p>4,564</text:p>
          </table:table-cell>
          <table:table-cell table:style-name="ce137" office:value-type="float" office:value="68" calcext:value-type="float">
            <text:p>68</text:p>
          </table:table-cell>
          <table:table-cell table:style-name="ce137" office:value-type="float" office:value="207" calcext:value-type="float">
            <text:p>207</text:p>
          </table:table-cell>
          <table:table-cell table:style-name="ce137" office:value-type="float" office:value="4745" calcext:value-type="float">
            <text:p>4,745</text:p>
          </table:table-cell>
          <table:table-cell table:style-name="ce137" office:value-type="float" office:value="27" calcext:value-type="float">
            <text:p>27</text:p>
          </table:table-cell>
          <table:table-cell table:style-name="ce153" office:value-type="float" office:value="67" calcext:value-type="float">
            <text:p>6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549" calcext:value-type="float">
            <text:p>4,549</text:p>
          </table:table-cell>
          <table:table-cell table:style-name="ce137" office:value-type="float" office:value="4353" calcext:value-type="float">
            <text:p>4,353</text:p>
          </table:table-cell>
          <table:table-cell table:style-name="ce137" office:value-type="float" office:value="196" calcext:value-type="float">
            <text:p>19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293" calcext:value-type="float">
            <text:p>4,293</text:p>
          </table:table-cell>
          <table:table-cell table:style-name="ce137" office:value-type="float" office:value="57" calcext:value-type="float">
            <text:p>57</text:p>
          </table:table-cell>
          <table:table-cell table:style-name="ce137" office:value-type="float" office:value="199" calcext:value-type="float">
            <text:p>199</text:p>
          </table:table-cell>
          <table:table-cell table:style-name="ce143" office:value-type="float" office:value="4462" calcext:value-type="float">
            <text:p>4,462</text:p>
          </table:table-cell>
          <table:table-cell table:style-name="ce137" office:value-type="float" office:value="22" calcext:value-type="float">
            <text:p>22</text:p>
          </table:table-cell>
          <table:table-cell table:style-name="ce154" office:value-type="float" office:value="65" calcext:value-type="float">
            <text:p>65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31" calcext:value-type="float">
            <text:p>1,331</text:p>
          </table:table-cell>
          <table:table-cell table:style-name="ce129" office:value-type="float" office:value="1286" calcext:value-type="float">
            <text:p>1,286</text:p>
          </table:table-cell>
          <table:table-cell table:style-name="ce136" office:value-type="float" office:value="45" calcext:value-type="float">
            <text:p>4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40" calcext:value-type="float">
            <text:p>1,240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63" calcext:value-type="float">
            <text:p>63</text:p>
          </table:table-cell>
          <table:table-cell table:style-name="ce136" office:value-type="float" office:value="1297" calcext:value-type="float">
            <text:p>1,297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8" calcext:value-type="float">
            <text:p>668</text:p>
          </table:table-cell>
          <table:table-cell table:style-name="ce130" office:value-type="float" office:value="647" calcext:value-type="float">
            <text:p>647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6" calcext:value-type="float">
            <text:p>616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37" calcext:value-type="float">
            <text:p>37</text:p>
          </table:table-cell>
          <table:table-cell table:style-name="ce137" office:value-type="float" office:value="650" calcext:value-type="float">
            <text:p>650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63" calcext:value-type="float">
            <text:p>663</text:p>
          </table:table-cell>
          <table:table-cell table:style-name="ce130" office:value-type="float" office:value="639" calcext:value-type="float">
            <text:p>639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4" calcext:value-type="float">
            <text:p>624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26" calcext:value-type="float">
            <text:p>26</text:p>
          </table:table-cell>
          <table:table-cell table:style-name="ce143" office:value-type="float" office:value="647" calcext:value-type="float">
            <text:p>647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40" calcext:value-type="float">
            <text:p>1,140</text:p>
          </table:table-cell>
          <table:table-cell table:style-name="ce129" office:value-type="float" office:value="1101" calcext:value-type="float">
            <text:p>1,101</text:p>
          </table:table-cell>
          <table:table-cell table:style-name="ce136" office:value-type="float" office:value="39" calcext:value-type="float">
            <text:p>3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97" calcext:value-type="float">
            <text:p>1,097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28" calcext:value-type="float">
            <text:p>28</text:p>
          </table:table-cell>
          <table:table-cell table:style-name="ce136" office:value-type="float" office:value="1106" calcext:value-type="float">
            <text:p>1,106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1" calcext:value-type="float">
            <text:p>621</text:p>
          </table:table-cell>
          <table:table-cell table:style-name="ce130" office:value-type="float" office:value="598" calcext:value-type="float">
            <text:p>598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6" calcext:value-type="float">
            <text:p>596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605" calcext:value-type="float">
            <text:p>605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19" calcext:value-type="float">
            <text:p>519</text:p>
          </table:table-cell>
          <table:table-cell table:style-name="ce130" office:value-type="float" office:value="503" calcext:value-type="float">
            <text:p>503</text:p>
          </table:table-cell>
          <table:table-cell table:style-name="ce137" office:value-type="float" office:value="16" calcext:value-type="float">
            <text:p>1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1" calcext:value-type="float">
            <text:p>501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501" calcext:value-type="float">
            <text:p>50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17" calcext:value-type="float">
            <text:p>1,117</text:p>
          </table:table-cell>
          <table:table-cell table:style-name="ce129" office:value-type="float" office:value="1069" calcext:value-type="float">
            <text:p>1,069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43" calcext:value-type="float">
            <text:p>1,043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61" calcext:value-type="float">
            <text:p>61</text:p>
          </table:table-cell>
          <table:table-cell table:style-name="ce136" office:value-type="float" office:value="1092" calcext:value-type="float">
            <text:p>1,092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1" calcext:value-type="float">
            <text:p>561</text:p>
          </table:table-cell>
          <table:table-cell table:style-name="ce130" office:value-type="float" office:value="535" calcext:value-type="float">
            <text:p>535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1" calcext:value-type="float">
            <text:p>521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4" calcext:value-type="float">
            <text:p>34</text:p>
          </table:table-cell>
          <table:table-cell table:style-name="ce137" office:value-type="float" office:value="548" calcext:value-type="float">
            <text:p>548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56" calcext:value-type="float">
            <text:p>556</text:p>
          </table:table-cell>
          <table:table-cell table:style-name="ce130" office:value-type="float" office:value="534" calcext:value-type="float">
            <text:p>534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2" calcext:value-type="float">
            <text:p>522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544" calcext:value-type="float">
            <text:p>54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05" calcext:value-type="float">
            <text:p>1,105</text:p>
          </table:table-cell>
          <table:table-cell table:style-name="ce129" office:value-type="float" office:value="1047" calcext:value-type="float">
            <text:p>1,047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49" calcext:value-type="float">
            <text:p>1,049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40" calcext:value-type="float">
            <text:p>40</text:p>
          </table:table-cell>
          <table:table-cell table:style-name="ce136" office:value-type="float" office:value="1084" calcext:value-type="float">
            <text:p>1,084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0" calcext:value-type="float">
            <text:p>560</text:p>
          </table:table-cell>
          <table:table-cell table:style-name="ce130" office:value-type="float" office:value="535" calcext:value-type="float">
            <text:p>535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7" calcext:value-type="float">
            <text:p>527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548" calcext:value-type="float">
            <text:p>548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45" calcext:value-type="float">
            <text:p>545</text:p>
          </table:table-cell>
          <table:table-cell table:style-name="ce130" office:value-type="float" office:value="512" calcext:value-type="float">
            <text:p>512</text:p>
          </table:table-cell>
          <table:table-cell table:style-name="ce137" office:value-type="float" office:value="33" calcext:value-type="float">
            <text:p>3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2" calcext:value-type="float">
            <text:p>522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536" calcext:value-type="float">
            <text:p>536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653" calcext:value-type="float">
            <text:p>653</text:p>
          </table:table-cell>
          <table:table-cell table:style-name="ce129" office:value-type="float" office:value="615" calcext:value-type="float">
            <text:p>615</text:p>
          </table:table-cell>
          <table:table-cell table:style-name="ce136" office:value-type="float" office:value="38" calcext:value-type="float">
            <text:p>3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07" calcext:value-type="float">
            <text:p>607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7" calcext:value-type="float">
            <text:p>37</text:p>
          </table:table-cell>
          <table:table-cell table:style-name="ce136" office:value-type="float" office:value="642" calcext:value-type="float">
            <text:p>642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50" calcext:value-type="float">
            <text:p>350</text:p>
          </table:table-cell>
          <table:table-cell table:style-name="ce130" office:value-type="float" office:value="330" calcext:value-type="float">
            <text:p>33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25" calcext:value-type="float">
            <text:p>325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344" calcext:value-type="float">
            <text:p>344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03" calcext:value-type="float">
            <text:p>303</text:p>
          </table:table-cell>
          <table:table-cell table:style-name="ce130" office:value-type="float" office:value="285" calcext:value-type="float">
            <text:p>285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82" calcext:value-type="float">
            <text:p>282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298" calcext:value-type="float">
            <text:p>29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38" calcext:value-type="float">
            <text:p>1,038</text:p>
          </table:table-cell>
          <table:table-cell table:style-name="ce129" office:value-type="float" office:value="993" calcext:value-type="float">
            <text:p>993</text:p>
          </table:table-cell>
          <table:table-cell table:style-name="ce136" office:value-type="float" office:value="45" calcext:value-type="float">
            <text:p>4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85" calcext:value-type="float">
            <text:p>985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41" calcext:value-type="float">
            <text:p>41</text:p>
          </table:table-cell>
          <table:table-cell table:style-name="ce136" office:value-type="float" office:value="1021" calcext:value-type="float">
            <text:p>1,021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47" calcext:value-type="float">
            <text:p>547</text:p>
          </table:table-cell>
          <table:table-cell table:style-name="ce130" office:value-type="float" office:value="523" calcext:value-type="float">
            <text:p>523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3" calcext:value-type="float">
            <text:p>523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534" calcext:value-type="float">
            <text:p>534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491" calcext:value-type="float">
            <text:p>491</text:p>
          </table:table-cell>
          <table:table-cell table:style-name="ce130" office:value-type="float" office:value="470" calcext:value-type="float">
            <text:p>470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2" calcext:value-type="float">
            <text:p>462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487" calcext:value-type="float">
            <text:p>487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950" calcext:value-type="float">
            <text:p>2,950</text:p>
          </table:table-cell>
          <table:table-cell table:style-name="ce129" office:value-type="float" office:value="2815" calcext:value-type="float">
            <text:p>2,815</text:p>
          </table:table-cell>
          <table:table-cell table:style-name="ce136" office:value-type="float" office:value="135" calcext:value-type="float">
            <text:p>13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786" calcext:value-type="float">
            <text:p>2,786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34" calcext:value-type="float">
            <text:p>134</text:p>
          </table:table-cell>
          <table:table-cell table:style-name="ce136" office:value-type="float" office:value="2911" calcext:value-type="float">
            <text:p>2,911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510" calcext:value-type="float">
            <text:p>1,510</text:p>
          </table:table-cell>
          <table:table-cell table:style-name="ce130" office:value-type="float" office:value="1435" calcext:value-type="float">
            <text:p>1,435</text:p>
          </table:table-cell>
          <table:table-cell table:style-name="ce137" office:value-type="float" office:value="75" calcext:value-type="float">
            <text:p>7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34" calcext:value-type="float">
            <text:p>1,434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61" calcext:value-type="float">
            <text:p>61</text:p>
          </table:table-cell>
          <table:table-cell table:style-name="ce137" office:value-type="float" office:value="1494" calcext:value-type="float">
            <text:p>1,494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440" calcext:value-type="float">
            <text:p>1,440</text:p>
          </table:table-cell>
          <table:table-cell table:style-name="ce130" office:value-type="float" office:value="1380" calcext:value-type="float">
            <text:p>1,380</text:p>
          </table:table-cell>
          <table:table-cell table:style-name="ce137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52" calcext:value-type="float">
            <text:p>1,352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73" calcext:value-type="float">
            <text:p>73</text:p>
          </table:table-cell>
          <table:table-cell table:style-name="ce143" office:value-type="float" office:value="1417" calcext:value-type="float">
            <text:p>1,417</text:p>
          </table:table-cell>
          <table:table-cell table:style-name="ce130" office:value-type="float" office:value="9" calcext:value-type="float">
            <text:p>9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4" calcext:value-type="float">
            <text:p>194</text:p>
          </table:table-cell>
          <table:table-cell table:style-name="ce133" office:value-type="float" office:value="185" calcext:value-type="float">
            <text:p>185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92" calcext:value-type="float">
            <text:p>19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2" calcext:value-type="float">
            <text:p>102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2" calcext:value-type="float">
            <text:p>92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78" calcext:value-type="float">
            <text:p>278</text:p>
          </table:table-cell>
          <table:table-cell table:style-name="ce133" office:value-type="float" office:value="265" calcext:value-type="float">
            <text:p>265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1" calcext:value-type="float">
            <text:p>26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71" calcext:value-type="float">
            <text:p>27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0" calcext:value-type="float">
            <text:p>140</text:p>
          </table:table-cell>
          <table:table-cell table:style-name="ce134" office:value-type="float" office:value="131" calcext:value-type="float">
            <text:p>131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3" calcext:value-type="float">
            <text:p>13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37" calcext:value-type="float">
            <text:p>13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8" calcext:value-type="float">
            <text:p>138</text:p>
          </table:table-cell>
          <table:table-cell table:style-name="ce134" office:value-type="float" office:value="134" calcext:value-type="float">
            <text:p>13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8" calcext:value-type="float">
            <text:p>12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34" calcext:value-type="float">
            <text:p>13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8" calcext:value-type="float">
            <text:p>218</text:p>
          </table:table-cell>
          <table:table-cell table:style-name="ce133" office:value-type="float" office:value="208" calcext:value-type="float">
            <text:p>208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7" calcext:value-type="float">
            <text:p>197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215" calcext:value-type="float">
            <text:p>21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8" calcext:value-type="float">
            <text:p>118</text:p>
          </table:table-cell>
          <table:table-cell table:style-name="ce134" office:value-type="float" office:value="115" calcext:value-type="float">
            <text:p>11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16" calcext:value-type="float">
            <text:p>1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44" calcext:value-type="float">
            <text:p>644</text:p>
          </table:table-cell>
          <table:table-cell table:style-name="ce133" office:value-type="float" office:value="620" calcext:value-type="float">
            <text:p>620</text:p>
          </table:table-cell>
          <table:table-cell table:style-name="ce138" office:value-type="float" office:value="24" calcext:value-type="float">
            <text:p>2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15" calcext:value-type="float">
            <text:p>61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38" office:value-type="float" office:value="635" calcext:value-type="float">
            <text:p>63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18" calcext:value-type="float">
            <text:p>318</text:p>
          </table:table-cell>
          <table:table-cell table:style-name="ce134" office:value-type="float" office:value="304" calcext:value-type="float">
            <text:p>304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06" calcext:value-type="float">
            <text:p>30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316" calcext:value-type="float">
            <text:p>3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26" calcext:value-type="float">
            <text:p>326</text:p>
          </table:table-cell>
          <table:table-cell table:style-name="ce134" office:value-type="float" office:value="316" calcext:value-type="float">
            <text:p>316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9" calcext:value-type="float">
            <text:p>30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6" calcext:value-type="float">
            <text:p>16</text:p>
          </table:table-cell>
          <table:table-cell table:style-name="ce140" office:value-type="float" office:value="319" calcext:value-type="float">
            <text:p>319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9" calcext:value-type="float">
            <text:p>179</text:p>
          </table:table-cell>
          <table:table-cell table:style-name="ce133" office:value-type="float" office:value="171" calcext:value-type="float">
            <text:p>171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78" calcext:value-type="float">
            <text:p>17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81" calcext:value-type="float">
            <text:p>8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8" calcext:value-type="float">
            <text:p>98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7" calcext:value-type="float">
            <text:p>347</text:p>
          </table:table-cell>
          <table:table-cell table:style-name="ce133" office:value-type="float" office:value="335" calcext:value-type="float">
            <text:p>335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31" calcext:value-type="float">
            <text:p>33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343" calcext:value-type="float">
            <text:p>34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1" calcext:value-type="float">
            <text:p>171</text:p>
          </table:table-cell>
          <table:table-cell table:style-name="ce134" office:value-type="float" office:value="167" calcext:value-type="float">
            <text:p>16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5" calcext:value-type="float">
            <text:p>16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69" calcext:value-type="float">
            <text:p>1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6" calcext:value-type="float">
            <text:p>176</text:p>
          </table:table-cell>
          <table:table-cell table:style-name="ce134" office:value-type="float" office:value="168" calcext:value-type="float">
            <text:p>168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6" calcext:value-type="float">
            <text:p>16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74" calcext:value-type="float">
            <text:p>17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0" calcext:value-type="float">
            <text:p>140</text:p>
          </table:table-cell>
          <table:table-cell table:style-name="ce133" office:value-type="float" office:value="130" calcext:value-type="float">
            <text:p>130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2" calcext:value-type="float">
            <text:p>12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139" calcext:value-type="float">
            <text:p>13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2" calcext:value-type="float">
            <text:p>62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6" calcext:value-type="float">
            <text:p>5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03" calcext:value-type="float">
            <text:p>303</text:p>
          </table:table-cell>
          <table:table-cell table:style-name="ce133" office:value-type="float" office:value="288" calcext:value-type="float">
            <text:p>288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86" calcext:value-type="float">
            <text:p>28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302" calcext:value-type="float">
            <text:p>3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2" calcext:value-type="float">
            <text:p>162</text:p>
          </table:table-cell>
          <table:table-cell table:style-name="ce134" office:value-type="float" office:value="155" calcext:value-type="float">
            <text:p>155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4" calcext:value-type="float">
            <text:p>154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61" calcext:value-type="float">
            <text:p>1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1" calcext:value-type="float">
            <text:p>141</text:p>
          </table:table-cell>
          <table:table-cell table:style-name="ce134" office:value-type="float" office:value="133" calcext:value-type="float">
            <text:p>133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2" calcext:value-type="float">
            <text:p>13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41" calcext:value-type="float">
            <text:p>1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94" calcext:value-type="float">
            <text:p>94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01" calcext:value-type="float">
            <text:p>10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1" calcext:value-type="float">
            <text:p>61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6" calcext:value-type="float">
            <text:p>5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60" calcext:value-type="float">
            <text:p>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8" calcext:value-type="float">
            <text:p>128</text:p>
          </table:table-cell>
          <table:table-cell table:style-name="ce133" office:value-type="float" office:value="117" calcext:value-type="float">
            <text:p>117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27" calcext:value-type="float">
            <text:p>12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8" calcext:value-type="float">
            <text:p>68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7" calcext:value-type="float">
            <text:p>6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0" calcext:value-type="float">
            <text:p>60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60" calcext:value-type="float">
            <text:p>6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office:value-type="float" office:value="43" calcext:value-type="float">
            <text:p>43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3" calcext:value-type="float">
            <text:p>4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45" calcext:value-type="float">
            <text:p>4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" calcext:value-type="float">
            <text:p>19</text:p>
          </table:table-cell>
          <table:table-cell table:style-name="ce134" office:value-type="float" office:value="17" calcext:value-type="float">
            <text:p>17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" calcext:value-type="float">
            <text:p>1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" calcext:value-type="float">
            <text:p>26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9" calcext:value-type="float">
            <text:p>69</text:p>
          </table:table-cell>
          <table:table-cell table:style-name="ce133" office:value-type="float" office:value="65" calcext:value-type="float">
            <text:p>65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4" calcext:value-type="float">
            <text:p>6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68" calcext:value-type="float">
            <text:p>6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5" calcext:value-type="float">
            <text:p>3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" calcext:value-type="float">
            <text:p>31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7" calcext:value-type="float">
            <text:p>207</text:p>
          </table:table-cell>
          <table:table-cell table:style-name="ce133" office:value-type="float" office:value="200" calcext:value-type="float">
            <text:p>200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8" calcext:value-type="float">
            <text:p>19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9" calcext:value-type="float">
            <text:p>119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8" calcext:value-type="float">
            <text:p>88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6" calcext:value-type="float">
            <text:p>96</text:p>
          </table:table-cell>
          <table:table-cell table:style-name="ce133" office:value-type="float" office:value="94" calcext:value-type="float">
            <text:p>94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9" calcext:value-type="float">
            <text:p>8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96" calcext:value-type="float">
            <text:p>9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3" calcext:value-type="float">
            <text:p>5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41" calcext:value-type="float">
            <text:p>41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4" calcext:value-type="float">
            <text:p>54</text:p>
          </table:table-cell>
          <table:table-cell table:style-name="ce129" office:value-type="float" office:value="52" calcext:value-type="float">
            <text:p>52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0" calcext:value-type="float">
            <text:p>50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2" calcext:value-type="float">
            <text:p>22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2" calcext:value-type="float">
            <text:p>32</text:p>
          </table:table-cell>
          <table:table-cell table:style-name="ce130" office:value-type="float" office:value="30" calcext:value-type="float">
            <text:p>30</text:p>
          </table:table-cell>
          <table:table-cell table:style-name="ce137" office:value-type="float" office:value="2" calcext:value-type="float">
            <text:p>2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2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2" calcext:value-type="float">
            <text:p>2</text:p>
          </table:table-cell>
          <table:table-cell table:style-name="ce143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9" calcext:value-type="float">
            <text:p>49</text:p>
          </table:table-cell>
          <table:table-cell table:style-name="ce133" office:value-type="float" office:value="47" calcext:value-type="float">
            <text:p>47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6" calcext:value-type="float">
            <text:p>4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1" calcext:value-type="float">
            <text:p>2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4" calcext:value-type="float">
            <text:p>4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